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spectInstanceFactory.getAspectInsta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AspectInstanceFactory.getAspec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pectInstanceFactory.getOrderForAspectClass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pectInstanceFactory.SimpleAspectInstanceFactory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spectInstanceFactory.getAspe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pectInstance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